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a19ed" officeooo:paragraph-rsid="000a19ed" style:font-size-asian="14pt" style:font-size-complex="14pt"/>
    </style:style>
    <style:style style:name="P3" style:family="paragraph" style:parent-style-name="Standard">
      <style:text-properties fo:font-size="14pt" officeooo:paragraph-rsid="000a19ed" style:font-size-asian="14pt" style:font-size-complex="14pt"/>
    </style:style>
    <style:style style:name="P4" style:family="paragraph" style:parent-style-name="Standard">
      <style:text-properties fo:font-size="14pt" officeooo:paragraph-rsid="000a56ef" style:font-size-asian="14pt" style:font-size-complex="14pt"/>
    </style:style>
    <style:style style:name="P5" style:family="paragraph" style:parent-style-name="Standard">
      <style:text-properties fo:font-size="14pt" officeooo:rsid="000a56ef" officeooo:paragraph-rsid="000a56ef" style:font-size-asian="14pt" style:font-size-complex="14pt"/>
    </style:style>
    <style:style style:name="P6" style:family="paragraph" style:parent-style-name="Standard">
      <style:text-properties fo:font-size="14pt" officeooo:rsid="000a56ef" officeooo:paragraph-rsid="00121dc2" style:font-size-asian="14pt" style:font-size-complex="14pt"/>
    </style:style>
    <style:style style:name="P7" style:family="paragraph" style:parent-style-name="Standard">
      <style:text-properties fo:font-size="14pt" officeooo:rsid="000c08f5" officeooo:paragraph-rsid="000c08f5" style:font-size-asian="14pt" style:font-size-complex="14pt"/>
    </style:style>
    <style:style style:name="P8" style:family="paragraph" style:parent-style-name="Standard">
      <style:text-properties fo:font-size="14pt" officeooo:rsid="000c08f5" officeooo:paragraph-rsid="00112cb2" style:font-size-asian="14pt" style:font-size-complex="14pt"/>
    </style:style>
    <style:style style:name="P9" style:family="paragraph" style:parent-style-name="Standard">
      <style:text-properties fo:font-size="14pt" officeooo:rsid="000c08f5" officeooo:paragraph-rsid="00121dc2" style:font-size-asian="14pt" style:font-size-complex="14pt"/>
    </style:style>
    <style:style style:name="P10" style:family="paragraph" style:parent-style-name="Standard">
      <style:text-properties fo:font-size="14pt" officeooo:rsid="000d6c19" officeooo:paragraph-rsid="000d6c19" style:font-size-asian="14pt" style:font-size-complex="14pt"/>
    </style:style>
    <style:style style:name="P11" style:family="paragraph" style:parent-style-name="Standard">
      <style:text-properties fo:font-size="14pt" officeooo:rsid="000d6c19" officeooo:paragraph-rsid="000fa7d7" style:font-size-asian="14pt" style:font-size-complex="14pt"/>
    </style:style>
    <style:style style:name="P12" style:family="paragraph" style:parent-style-name="Standard">
      <style:text-properties fo:font-size="14pt" officeooo:rsid="000d6c19" officeooo:paragraph-rsid="0012248e" style:font-size-asian="14pt" style:font-size-complex="14pt"/>
    </style:style>
    <style:style style:name="P13" style:family="paragraph" style:parent-style-name="Standard">
      <style:text-properties fo:font-size="14pt" fo:font-weight="bold" officeooo:rsid="000c08f5" officeooo:paragraph-rsid="000c08f5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0d6c19" officeooo:paragraph-rsid="000d6c19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paragraph-rsid="00121dc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officeooo:paragraph-rsid="00124fb9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16pt" fo:font-style="italic" officeooo:paragraph-rsid="000a19ed" style:font-size-asian="16pt" style:font-style-asian="italic" style:font-size-complex="16pt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16pt" fo:font-style="italic" officeooo:paragraph-rsid="00124fb9" style:font-size-asian="16pt" style:font-style-asian="italic" style:font-size-complex="16pt" style:font-style-complex="italic"/>
    </style:style>
    <style:style style:name="P20" style:family="paragraph" style:parent-style-name="Standard">
      <style:paragraph-properties fo:margin-top="0cm" fo:margin-bottom="0cm" style:contextual-spacing="false" style:line-height-at-least="0.423cm"/>
      <style:text-properties fo:font-size="14pt" officeooo:rsid="000c08f5" officeooo:paragraph-rsid="00112cb2" style:font-size-asian="14pt" style:font-size-complex="14pt"/>
    </style:style>
    <style:style style:name="P21" style:family="paragraph" style:parent-style-name="Standard">
      <style:paragraph-properties fo:margin-top="0cm" fo:margin-bottom="0cm" style:contextual-spacing="false" style:line-height-at-least="0.423cm"/>
      <style:text-properties fo:font-size="14pt" officeooo:paragraph-rsid="00112cb2" style:font-size-asian="14pt" style:font-size-complex="14pt"/>
    </style:style>
    <style:style style:name="P22" style:family="paragraph" style:parent-style-name="Standard">
      <style:paragraph-properties fo:margin-top="0cm" fo:margin-bottom="0cm" style:contextual-spacing="false" style:line-height-at-least="0.423cm"/>
      <style:text-properties style:font-name="Times New Roman" fo:font-size="14pt" fo:language="en" fo:country="US" officeooo:paragraph-rsid="00112cb2" style:font-name-asian="Times New Roman1" style:font-size-asian="14pt" style:font-name-complex="Times New Roman1" style:font-size-complex="14pt"/>
    </style:style>
    <style:style style:name="P23" style:family="paragraph" style:parent-style-name="Standard" style:list-style-name="WWNum2">
      <style:paragraph-properties fo:margin-left="0cm" fo:margin-right="0cm" fo:margin-top="0cm" fo:margin-bottom="0cm" style:contextual-spacing="false" style:line-height-at-least="0.423cm" fo:text-indent="0cm" style:auto-text-indent="false"/>
      <style:text-properties fo:font-size="14pt" officeooo:paragraph-rsid="00112cb2" style:font-size-asian="14pt" style:font-size-complex="14pt"/>
    </style:style>
    <style:style style:name="P24" style:family="paragraph" style:parent-style-name="Standard" style:list-style-name="WWNum2">
      <style:paragraph-properties fo:margin-left="0cm" fo:margin-right="0cm" fo:margin-top="0cm" fo:margin-bottom="0cm" style:contextual-spacing="false" style:line-height-at-least="0.423cm" fo:text-indent="0cm" style:auto-text-indent="false"/>
      <style:text-properties fo:font-size="14pt" officeooo:paragraph-rsid="00124fb9" style:font-size-asian="14pt" style:font-size-complex="14pt"/>
    </style:style>
    <style:style style:name="T1" style:family="text">
      <style:text-properties officeooo:rsid="000a19ed"/>
    </style:style>
    <style:style style:name="T2" style:family="text">
      <style:text-properties officeooo:rsid="000a56e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1cc3" style:font-weight-asian="bold" style:font-weight-complex="bold"/>
    </style:style>
    <style:style style:name="T5" style:family="text">
      <style:text-properties fo:font-weight="bold" officeooo:rsid="00121dc2" style:font-weight-asian="bold" style:font-weight-complex="bold"/>
    </style:style>
    <style:style style:name="T6" style:family="text">
      <style:text-properties fo:font-weight="bold" officeooo:rsid="0012248e" style:font-weight-asian="bold" style:font-weight-complex="bold"/>
    </style:style>
    <style:style style:name="T7" style:family="text">
      <style:text-properties officeooo:rsid="000d6c19"/>
    </style:style>
    <style:style style:name="T8" style:family="text">
      <style:text-properties officeooo:rsid="000e1cc3"/>
    </style:style>
    <style:style style:name="T9" style:family="text">
      <style:text-properties officeooo:rsid="000fa7d7"/>
    </style:style>
    <style:style style:name="T10" style:family="text">
      <style:text-properties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11" style:family="text">
      <style:text-properties style:font-name="Times New Roman" fo:font-size="10pt" fo:language="en" fo:country="US" officeooo:rsid="00121dc2" style:font-name-asian="Times New Roman1" style:font-size-asian="10pt" style:font-name-complex="Times New Roman1" style:font-size-complex="10pt"/>
    </style:style>
    <style:style style:name="T12" style:family="text">
      <style:text-properties style:font-name="Times New Roman" fo:font-size="10pt" fo:language="en" fo:country="US" officeooo:rsid="000c08f5" style:font-name-asian="Times New Roman1" style:font-size-asian="10pt" style:font-name-complex="Times New Roman1" style:font-size-complex="10pt"/>
    </style:style>
    <style:style style:name="T13" style:family="text">
      <style:text-properties style:font-name="Times New Roman" fo:font-size="10pt" fo:language="en" fo:country="US" officeooo:rsid="00124fb9" style:font-name-asian="Times New Roman1" style:font-size-asian="10pt" style:font-name-complex="Times New Roman1" style:font-size-complex="10pt"/>
    </style:style>
    <style:style style:name="T14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5" style:family="text">
      <style:text-properties style:font-name="Times New Roman" fo:font-size="10pt" officeooo:rsid="00121dc2" style:font-name-asian="Times New Roman1" style:font-size-asian="10pt" style:font-name-complex="Times New Roman1" style:font-size-complex="10pt"/>
    </style:style>
    <style:style style:name="T16" style:family="text">
      <style:text-properties style:font-name="Times New Roman" fo:font-size="10pt" officeooo:rsid="00124fb9" style:font-name-asian="Times New Roman1" style:font-size-asian="10pt" style:font-name-complex="Times New Roman1" style:font-size-complex="10pt"/>
    </style:style>
    <style:style style:name="T17" style:family="text">
      <style:text-properties style:font-name="Times New Roman" fo:language="en" fo:country="US" style:font-name-asian="Times New Roman1" style:font-name-complex="Times New Roman1"/>
    </style:style>
    <style:style style:name="T18" style:family="text">
      <style:text-properties style:font-name="Times New Roman" fo:language="en" fo:country="US" officeooo:rsid="00121dc2" style:font-name-asian="Times New Roman1" style:font-name-complex="Times New Roman1"/>
    </style:style>
    <style:style style:name="T19" style:family="text">
      <style:text-properties style:font-name="Times New Roman" fo:language="en" fo:country="US" officeooo:rsid="00124fb9" style:font-name-asian="Times New Roman1" style:font-name-complex="Times New Roman1"/>
    </style:style>
    <style:style style:name="T20" style:family="text">
      <style:text-properties style:font-name="Times New Roman" fo:language="en" fo:country="US" officeooo:rsid="000c08f5" style:font-name-asian="Times New Roman1" style:font-name-complex="Times New Roman1"/>
    </style:style>
    <style:style style:name="T21" style:family="text">
      <style:text-properties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T22" style:family="text">
      <style:text-properties style:font-name="Times New Roman" fo:language="en" fo:country="US" fo:font-weight="bold" officeooo:rsid="00124fb9" style:font-name-asian="Times New Roman1" style:font-weight-asian="bold" style:font-name-complex="Times New Roman1" style:font-weight-complex="bold"/>
    </style:style>
    <style:style style:name="T23" style:family="text">
      <style:text-properties style:font-name="Times New Roman" style:font-name-asian="Times New Roman1" style:font-name-complex="Times New Roman1"/>
    </style:style>
    <style:style style:name="T24" style:family="text">
      <style:text-properties style:font-name="Times New Roman" officeooo:rsid="00121dc2" style:font-name-asian="Times New Roman1" style:font-name-complex="Times New Roman1"/>
    </style:style>
    <style:style style:name="T25" style:family="text">
      <style:text-properties style:font-name="Times New Roman" officeooo:rsid="00124fb9" style:font-name-asian="Times New Roman1" style:font-name-complex="Times New Roman1"/>
    </style:style>
    <style:style style:name="T26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27" style:family="text">
      <style:text-properties style:font-name="Times New Roman" fo:font-weight="bold" officeooo:rsid="00121dc2" style:font-name-asian="Times New Roman1" style:font-weight-asian="bold" style:font-name-complex="Times New Roman1" style:font-weight-complex="bold"/>
    </style:style>
    <style:style style:name="T28" style:family="text">
      <style:text-properties style:font-name="Times New Roman" fo:font-weight="bold" officeooo:rsid="00124fb9" style:font-name-asian="Times New Roman1" style:font-weight-asian="bold" style:font-name-complex="Times New Roman1" style:font-weight-complex="bold"/>
    </style:style>
    <style:style style:name="T29" style:family="text">
      <style:text-properties officeooo:rsid="00121dc2"/>
    </style:style>
    <style:style style:name="T30" style:family="text">
      <style:text-properties officeooo:rsid="0012248e"/>
    </style:style>
    <style:style style:name="T31" style:family="text">
      <style:text-properties officeooo:rsid="00124fb9"/>
    </style:style>
    <style:style style:name="T32" style:family="text">
      <style:text-properties fo:font-size="16pt" officeooo:rsid="000a19ed" style:font-size-asian="16pt" style:font-size-complex="16pt"/>
    </style:style>
    <style:style style:name="T33" style:family="text">
      <style:text-properties fo:font-size="16pt" officeooo:rsid="00124fb9" style:font-size-asian="16pt" style:font-size-complex="16pt"/>
    </style:style>
    <style:style style:name="T34" style:family="text">
      <style:text-properties fo:font-style="italic" officeooo:rsid="00124fb9" style:font-style-asian="italic" style:font-style-complex="italic"/>
    </style:style>
    <style:style style:name="T35" style:family="text">
      <style:text-properties fo:font-style="italic" officeooo:rsid="000a19ed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Экзаменационная</text:span><text:span text:style-name="T31"> работа</text:span></text:p>
      <text:p text:style-name="P17">по английскому языку груп<text:span text:style-name="T1">п</text:span>а <text:span text:style-name="T29">ПД-23</text:span><text:tab/> <text:s/></text:p>
      <text:p text:style-name="P18">1<text:span text:style-name="T1">variant</text:span></text:p>
      <text:p text:style-name="P15">1. Put the verb into the correct form: <text:span text:style-name="T29">P</text:span>resent simple (I do), <text:span text:style-name="T29">P</text:span>resent continuous (I am doing), <text:span text:style-name="T29">P</text:span>ast simple (I did), <text:span text:style-name="T29">F</text:span><text:span text:style-name="T1">uture simple (will do).</text:span></text:p>
      <text:p text:style-name="P15"><text:span text:style-name="T29">Перепишите. Поставьте глаголы в нужную форму, указывая время используя сокращенные формы Pr.S, P.C, P.S., F.S.</text:span></text:p>
      <text:p text:style-name="P1"/>
      <text:p text:style-name="P1">1 We can go out now. It (it / not / rain) any more.</text:p>
      <text:p text:style-name="P2">2. It is cold and (it / rain) hard.</text:p>
      <text:p text:style-name="P1">3. (I / get) hungry. Let’s go and have something to eat.</text:p>
      <text:p text:style-name="P1">4 What (you / do) in your spare time? Do you have any hobbies?</text:p>
      <text:p text:style-name="P1">5 The weather was horrible when (we / arrive). </text:p>
      <text:p text:style-name="P1">6 Louise usually (phone) me on Fridays. <text:s text:c="3"/></text:p>
      <text:p text:style-name="P1">7 <text:span text:style-name="T1">B</text:span>ut (she / not / phone) <text:span text:style-name="T1">next </text:span>Friday.</text:p>
      <text:p text:style-name="P1">8 Why (you / look) at me like that? What’s the matter?</text:p>
      <text:p text:style-name="P1">9 It’s usually dry here at this time of the year. (it / not / rain) much.</text:p>
      <text:p text:style-name="P1">10 I wave to Ben <text:span text:style-name="T1">every time I see him. But now</text:span> (he / not / look) in my</text:p>
      <text:p text:style-name="P3">direction. </text:p>
      <text:p text:style-name="P3">11 Lisa was busy when(we / go) to see her yesterday. </text:p>
      <text:p text:style-name="P3">12 When I first (tell) Tom what happened, (he / not / believe) me. </text:p>
      <text:p text:style-name="P3"><text:span text:style-name="T1">13. Yesterday</text:span>(he / think) that (I / joke).</text:p>
      <text:p text:style-name="P4"><text:span text:style-name="T1">14. </text:span>(she / prepare) for <text:span text:style-name="T2">an exam today </text:span>.</text:p>
      <text:p text:style-name="P4"><text:span text:style-name="T2">15. Yesterday </text:span>(we / not / want) to disturb her, so (we / not / stay) very long.</text:p>
      <text:p text:style-name="P4"/>
      <text:p text:style-name="P6">2. <text:span text:style-name="T3">What do you say to Joe in these situations? Use the words given in brackets. Use the present continuous (I am doing), going to or will (I’ll).</text:span></text:p>
      <text:p text:style-name="P6"><text:span text:style-name="T5">Перепишите только те фразы, где есть пропуски. Раскройте скобки, используя формы </text:span><text:span text:style-name="T3">(I am doing), going to or will (I’ll).</text:span></text:p>
      <text:p text:style-name="P5"/>
      <text:p text:style-name="P5">1 You have made all your holiday arrangements. Your destination is Jamaica.</text:p>
      <text:p text:style-name="P5">JOE: Have you decided where to go for your holiday yet?</text:p>
      <text:p text:style-name="P5">YOU:___________________(I / go)</text:p>
      <text:p text:style-name="P5">2 You have made an appointment with the dentist for Friday morning.</text:p>
      <text:p text:style-name="P5">JOE: Shall we meet on Friday morning?</text:p>
      <text:p text:style-name="P5">YOU: I can’t on Friday. __________________(I / go)</text:p>
      <text:p text:style-name="P5">3 You and some friends are planning a holiday in Spain. You have decided to rent a car, but you haven’t arranged this yet.</text:p>
      <text:p text:style-name="P5">JOE: How do you plan to travel round Spain? By train?</text:p>
      <text:p text:style-name="P5">YOU: No, ___________________(we / rent)</text:p>
      <text:p text:style-name="P5">4 Joe reminds you that you have to call your sister. You completely forgot.</text:p>
      <text:p text:style-name="P5">JOE: Did you call your sister?</text:p>
      <text:p text:style-name="P5">YOU: No, I forgot. Thanks for reminding me.____________(I / call / now) </text:p>
      <text:p text:style-name="P5">5 You have already arranged to have lunch with Sue tomorrow.</text:p>
      <text:p text:style-name="P5"><text:soft-page-break/>JOE: Are you free at lunchtime tomorrow?</text:p>
      <text:p text:style-name="P5">YOU: No, _____________________(have lunch)</text:p>
      <text:p text:style-name="P5">6 You are in a restaurant. You and Joe are looking at the menu. Maybe Joe has decided what to have. You ask him.</text:p>
      <text:p text:style-name="P5">YOU: What_______________?(you / have)</text:p>
      <text:p text:style-name="P5">JOE: I don’t know. I can’t make up my mind.</text:p>
      <text:p text:style-name="P5">7 Joe is reading, but it’s getting dark. He’s having trouble reading. You turn on the light.</text:p>
      <text:p text:style-name="P5">JOE: It’s getting dark and it’s hard to read.</text:p>
      <text:p text:style-name="P5">YOU: Yes, __________________(I / turn on)</text:p>
      <text:p text:style-name="P5">8 You and Joe are sitting in a room with the window open. It’s getting cold. You decide to close the window. You stand up and walk towards it.</text:p>
      <text:p text:style-name="P5">JOE: What are you doing?</text:p>
      <text:p text:style-name="P5">YOU:_________________________(I / close)</text:p>
      <text:p text:style-name="P5"/>
      <text:p text:style-name="P9">3.<text:span text:style-name="T17"> </text:span><text:span text:style-name="T21">Divide the words into 2 groups:  appetizers and first course.</text:span></text:p>
      <text:p text:style-name="P9"><text:span text:style-name="T18">Разделите слова на 2 группы: закуски и первые блюда переведите. </text:span><text:span text:style-name="T19">Есть лишние слова.</text:span></text:p>
      <text:p text:style-name="P8"><text:span text:style-name="T17">salad, roast meat, herring, fried fish, biscuits, pea soup, chocolate, pickled mushrooms, soup, liver, broth, cucumbers, cutlets, ice-cream, fried potatoes, juice, tomatoes, cabbage soup, fresh fruit, macaroni, marinated mushrooms, rice.</text:span></text:p>
      <text:p text:style-name="P7"/>
      <text:p text:style-name="P7"/>
      <text:list xml:id="list1084029980" text:style-name="WWNum2">
        <text:list-header>
          <text:p text:style-name="P23"><text:span text:style-name="T25">4. </text:span><text:span text:style-name="T26">Choose the right answer: </text:span><text:span text:style-name="T27">Выб</text:span><text:span text:style-name="T28">ерите </text:span><text:span text:style-name="T27">правильный вариант. </text:span><text:span text:style-name="T28">Напишите англо-русский перевод.</text:span></text:p>
        </text:list-header>
      </text:list>
      <text:p text:style-name="P21"><text:span text:style-name="T23"/></text:p>
      <text:p text:style-name="P21"><text:span text:style-name="T23">Fancy cake</text:span></text:p>
      <text:p text:style-name="P21"><text:span text:style-name="T23">a) пирожное                  b) сдобное печенье                   с) поджаренный хлеб</text:span></text:p>
      <text:p text:style-name="P22"/>
      <text:p text:style-name="P21"><text:span text:style-name="T23">buns</text:span></text:p>
      <text:p text:style-name="P21"><text:span text:style-name="T23">a) сухари                        b) булочки                                 c) хлеб</text:span></text:p>
      <text:p text:style-name="P22"/>
      <text:p text:style-name="P21"><text:span text:style-name="T23">pancakes</text:span></text:p>
      <text:p text:style-name="P21"><text:span text:style-name="T23">a) печение (сухое)        b) торт, кекс                               c) блины</text:span></text:p>
      <text:p text:style-name="P22"/>
      <text:p text:style-name="P21"><text:span text:style-name="T23">cottage cheese</text:span></text:p>
      <text:p text:style-name="P20"><text:span text:style-name="T23">a) сметана                     b) творог                                     c) плавленый сыр  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<text:soft-page-break/><text:span text:style-name="T1">Экзаменационная</text:span><text:span text:style-name="T31"> работа</text:span></text:p>
      <text:p text:style-name="P19">по английскому языку груп<text:span text:style-name="T1">п</text:span>а <text:span text:style-name="T29">ПД-23</text:span><text:tab/> <text:s/></text:p>
      <text:p text:style-name="P16"><text:span text:style-name="T34">II </text:span><text:span text:style-name="T35">variant</text:span></text:p>
      <text:p text:style-name="P13">1. Choose the best <text:span text:style-name="T29">variant</text:span>. <text:s/><text:span text:style-name="T29">Напишите </text:span><text:span text:style-name="T30">предложения, выбрав правильный <text:s/>вариант.</text:span></text:p>
      <text:p text:style-name="P7">1 ‘ __________________anything tomorrow evening?’ ‘No, why?’</text:p>
      <text:p text:style-name="P7">A Do you do <text:s text:c="6"/>B Are you doing <text:s text:c="13"/>C Will you do</text:p>
      <text:p text:style-name="P7"/>
      <text:p text:style-name="P7">2 ‘I can’t open this bottle.’ ‘Give it to me.______________________it.’</text:p>
      <text:p text:style-name="P7">A I open <text:s text:c="3"/>B I’ll open <text:s text:c="8"/>C I’m going to open</text:p>
      <text:p text:style-name="P7"/>
      <text:p text:style-name="P7">3 ‘Is Emily here yet?’ ‘Not yet. I’ll let you know as soon as_______________.’</text:p>
      <text:p text:style-name="P7">A she arrives <text:s text:c="3"/>B she’s arriving <text:s text:c="7"/>C she’ll arrive</text:p>
      <text:p text:style-name="P7"/>
      <text:p text:style-name="P7">4 ‘Are you free tomorrow aft ernoon?’ ‘No,__________________.’</text:p>
      <text:p text:style-name="P7">A I work <text:s text:c="6"/>B I’m working <text:s text:c="16"/>C I’ll work</text:p>
      <text:p text:style-name="P7"/>
      <text:p text:style-name="P7">5 ‘What time is the film tonight?’ ‘____________________at 8.40.’</text:p>
      <text:p text:style-name="P7">A It starts <text:s text:c="17"/>B It’s going to start <text:s text:c="22"/>C It will start</text:p>
      <text:p text:style-name="P7"/>
      <text:p text:style-name="P7">6 ‘Are you going to the beach tomorrow?’ ‘Yes, if the weather _____________good.’</text:p>
      <text:p text:style-name="P7">A is going to be <text:s text:c="21"/>B will be <text:s text:c="27"/>C is</text:p>
      <text:p text:style-name="P7"/>
      <text:p text:style-name="P7">7 ‘What time_________________ tomorrow?’ ‘How about 8.30?’</text:p>
      <text:p text:style-name="P7">A do we meet <text:s text:c="18"/>B are we meeting <text:s text:c="22"/>C shall we meet</text:p>
      <text:p text:style-name="P7"/>
      <text:p text:style-name="P7">8 ‘When________________?’ ‘Tomorrow.’</text:p>
      <text:p text:style-name="P7">A does the festival finish <text:s text:c="10"/>B is the festival finished <text:s text:c="5"/>C is the festival finishing</text:p>
      <text:p text:style-name="P7"/>
      <text:p text:style-name="P14">2. Put the verb into the correct form. Choose from the following:</text:p>
      <text:p text:style-name="P12"><text:span text:style-name="T3">present continuous (I am doing</text:span><text:span text:style-name="T4">), <text:s/></text:span><text:span text:style-name="T3">present simple (I do), <text:s text:c="2"/>going to (I’m going to do), <text:s text:c="2"/>will (’ll) / won’t. </text:span><text:span text:style-name="T6">Напишите все предложения. Раскройте скобки, используя правильную форму глагола. У</text:span><text:span text:style-name="T5">ка</text:span><text:span text:style-name="T6">жите</text:span><text:span text:style-name="T5"> время используя сокращенные формы Pr.</text:span><text:span text:style-name="T6">С</text:span><text:span text:style-name="T5">, P.</text:span><text:span text:style-name="T6">S</text:span><text:span text:style-name="T5">, F.S.</text:span></text:p>
      <text:p text:style-name="P12"><text:span text:style-name="T5"/></text:p>
      <text:p text:style-name="P11"><text:span text:style-name="T8">1.</text:span>Look! That plane is flying towards the airport._______--(it / land).</text:p>
      <text:p text:style-name="P10"><text:span text:style-name="T8">2. </text:span>Why are you putting on your coat?________(you / go) somewhere?</text:p>
      <text:p text:style-name="P10"><text:span text:style-name="T8">3. </text:span>What time_____________(I / phone) you tomorrow? About 10.30?</text:p>
      <text:p text:style-name="P10"><text:span text:style-name="T8">4. </text:span>I’m sorry you’ve decided to leave the company._________(I / miss) you when (you / go).<text:span text:style-name="T8"> </text:span></text:p>
      <text:p text:style-name="P10"><text:span text:style-name="T8">5. </text:span>We must do something soon, before_______(it / be) too late.</text:p>
      <text:p text:style-name="P10"><text:span text:style-name="T8">6. </text:span>I feel a bit hungry. I think_______ (I / have) something to eat.</text:p>
      <text:p text:style-name="P10"><text:span text:style-name="T8">7. ____________</text:span>(I / give) you my phone number? If___________(I / give) you my number,_____________(you / call) me.</text:p>
      <text:p text:style-name="P10"><text:soft-page-break/><text:span text:style-name="T9">8. </text:span>Are you still watching that programme? What time_____________(it / finish)?</text:p>
      <text:p text:style-name="P10"><text:span text:style-name="T9">9. _________________</text:span>(I / go) to a wedding next weekend. My cousin________(get) married.</text:p>
      <text:p text:style-name="P10"><text:span text:style-name="T9">10. </text:span>I’m not ready yet._____________(I / tell) you when_______(I / be) ready. I promise_____________(I / not / be) very long.</text:p>
      <text:p text:style-name="P10"><text:span text:style-name="T9">11. ______________</text:span>(I / have) my hair cut tomorrow. I’ve just made an appointment.</text:p>
      <text:p text:style-name="P10"><text:span text:style-name="T9">12. </text:span>What are you planning to do when___________(you / finish) your course</text:p>
      <text:p text:style-name="P10">at college?</text:p>
      <text:p text:style-name="P10"><text:span text:style-name="T9">13. </text:span>I wonder where________(we / live) ten years from now.</text:p>
      <text:p text:style-name="P10"><text:span text:style-name="T9">14. </text:span>She was very rude to me. I won’t speak to her again until______(she / apologise).</text:p>
      <text:p text:style-name="P7"/>
      <text:p text:style-name="P7"/>
      <text:p text:style-name="P21"><text:span text:style-name="T19">3. </text:span><text:span text:style-name="T21">Divide the words into 2 groups:  second course and dessert. </text:span><text:span text:style-name="T22">Разделите слова на 2 группы; вторые блюда и десерт. Есть лишние слова.</text:span></text:p>
      <text:p text:style-name="P21"><text:span text:style-name="T22"/></text:p>
      <text:p text:style-name="P21"><text:span text:style-name="T17">vegetables and fruit</text:span><text:span text:style-name="T19">, </text:span><text:span text:style-name="T20">marinated mushrooms, rice.salad, roast meat, herring, fried fish, biscuits, pea soup, chocolate, cucumbers, cutlets, ice-cream, fried potatoes, juice, tomatoes, cabbage soup, fresh fruit, macaroni, pickled mushrooms, soup, liver, broth</text:span></text:p>
      <text:p text:style-name="P20"><text:span text:style-name="T17"/></text:p>
      <text:p text:style-name="P20"><text:span text:style-name="T17"/></text:p>
      <text:list xml:id="list161857031888258" text:continue-numbering="true" text:style-name="WWNum2">
        <text:list-header>
          <text:p text:style-name="P24"><text:span text:style-name="T25">4. </text:span><text:span text:style-name="T26">Choose the right answer: </text:span><text:span text:style-name="T27">Выб</text:span><text:span text:style-name="T28">ерите </text:span><text:span text:style-name="T27">правильный вариант. </text:span><text:span text:style-name="T28">Напишите англо-русский перевод.</text:span></text:p>
          <text:p text:style-name="P24"><text:span text:style-name="T28"/></text:p>
        </text:list-header>
      </text:list>
      <text:p text:style-name="P21"><text:span text:style-name="T23">Stewed </text:span><text:span text:style-name="T17">fruit</text:span></text:p>
      <text:p text:style-name="P21"><text:span text:style-name="T23">a) жареное мясо            b) вареное мясо                         c) тушеное мясо</text:span></text:p>
      <text:p text:style-name="P22"/>
      <text:p text:style-name="P21"><text:span text:style-name="T17">sour cream</text:span></text:p>
      <text:p text:style-name="P21"><text:span text:style-name="T17">a) </text:span><text:span text:style-name="T23">сметана</text:span><text:span text:style-name="T17">                      b) </text:span><text:span text:style-name="T23">творог</text:span><text:span text:style-name="T17">                                    c) </text:span><text:span text:style-name="T23">мороженое</text:span></text:p>
      <text:p text:style-name="P22"/>
      <text:p text:style-name="P21"><text:span text:style-name="T17">mustard </text:span></text:p>
      <text:p text:style-name="P21"><text:span text:style-name="T23">a) горчица                      b) кетчуп                                  c) майонез</text:span></text:p>
      <text:p text:style-name="P22"/>
      <text:p text:style-name="P21"><text:span text:style-name="T23">buckwheat porridge</text:span></text:p>
      <text:p text:style-name="P20"><text:span text:style-name="T17">a) овсяная каша            b) рисовая каша                       c) гречневая каша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6.2$Linux_X86_64 LibreOffice_project/00$Build-2</meta:generator>
    <meta:initial-creator>Anton Boyarshinov</meta:initial-creator>
    <meta:creation-date>2008-09-02T15:39:21</meta:creation-date>
    <dc:date>2024-06-20T16:18:54.788328873</dc:date>
    <meta:editing-cycles>2</meta:editing-cycles>
    <meta:editing-duration>PT11M</meta:editing-duration>
    <meta:print-date>2024-06-20T16:15:00.797348684</meta:print-date>
    <meta:document-statistic meta:table-count="0" meta:image-count="0" meta:object-count="0" meta:page-count="4" meta:paragraph-count="107" meta:word-count="1148" meta:character-count="7203" meta:non-whitespace-character-count="5570"/>
    <meta:user-defined meta:name="Поле 1"/>
    <meta:user-defined meta:name="Поле 2"/>
    <meta:user-defined meta:name="Поле 3"/>
    <meta:user-defined meta:name="Поле 4"/>
  </office:meta>
</office:document-meta>
</file>